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font-size="12pt" fo:language="de" fo:country="DE" fo:background-color="transparent" style:font-size-asian="12pt" style:font-size-complex="12pt"/>
    </style:style>
    <style:style style:name="P3" style:family="paragraph" style:parent-style-name="Standard">
      <style:text-properties style:font-name="Cubano" fo:font-size="14pt" fo:language="de" fo:country="DE" style:font-size-asian="14pt" style:font-size-complex="14pt"/>
    </style:style>
    <style:style style:name="P4" style:family="paragraph" style:parent-style-name="Standard">
      <style:paragraph-properties fo:text-align="justify" style:justify-single-word="false"/>
      <style:text-properties style:font-name="Cubano" fo:font-size="14pt" fo:language="de" fo:country="DE" style:font-size-asian="14pt" style:font-size-complex="14pt"/>
    </style:style>
    <style:style style:name="P5" style:family="paragraph" style:parent-style-name="Standard">
      <style:text-properties fo:font-variant="normal" fo:text-transform="none" fo:color="#000000" style:font-name="Arial" fo:font-size="9.75pt" fo:letter-spacing="normal" fo:language="de" fo:country="DE" fo:font-style="normal" fo:font-weight="normal" style:font-size-asian="10.5pt" style:font-size-complex="12pt"/>
    </style:style>
    <style:style style:name="P6" style:family="paragraph" style:parent-style-name="Standard">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7" style:family="paragraph" style:parent-style-name="Standard">
      <style:text-properties fo:color="#ffffff" style:font-name="DejaVu Sans" fo:font-size="16pt" fo:language="de" fo:country="DE" style:font-size-asian="16pt" style:font-size-complex="16pt"/>
    </style:style>
    <style:style style:name="P8" style:family="paragraph" style:parent-style-name="Standard">
      <style:text-properties officeooo:paragraph-rsid="002603dd"/>
    </style:style>
    <style:style style:name="P9" style:family="paragraph" style:parent-style-name="Standard">
      <style:text-properties fo:language="de" fo:country="DE" officeooo:paragraph-rsid="0036e094"/>
    </style:style>
    <style:style style:name="P10" style:family="paragraph" style:parent-style-name="Standard">
      <style:text-properties fo:language="de" fo:country="DE" officeooo:paragraph-rsid="00380b38"/>
    </style:style>
    <style:style style:name="P11" style:family="paragraph" style:parent-style-name="Standard">
      <style:text-properties fo:language="de" fo:country="DE" officeooo:paragraph-rsid="003a7488"/>
    </style:style>
    <style:style style:name="P12" style:family="paragraph" style:parent-style-name="Standard">
      <style:text-properties fo:language="de" fo:country="DE" officeooo:rsid="00380b38" officeooo:paragraph-rsid="00380b38"/>
    </style:style>
    <style:style style:name="P13" style:family="paragraph" style:parent-style-name="Standard">
      <style:text-properties fo:language="de" fo:country="DE" officeooo:rsid="00380b38" officeooo:paragraph-rsid="003a7488"/>
    </style:style>
    <style:style style:name="P14"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15"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paragraph-rsid="002603dd" fo:background-color="transparent" style:font-size-asian="12pt" style:font-size-complex="12pt"/>
    </style:style>
    <style:style style:name="P16"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rsid="00211469" officeooo:paragraph-rsid="00211469" fo:background-color="transparent" style:font-size-asian="12pt" style:font-size-complex="12pt"/>
    </style:style>
    <style:style style:name="P17" style:family="paragraph" style:parent-style-name="Standard">
      <style:paragraph-properties fo:margin-left="0cm" fo:margin-right="0cm" style:line-height-at-least="0.45cm" fo:text-indent="0cm" style:auto-text-indent="false" fo:padding="0cm" fo:border="none"/>
    </style:style>
    <style:style style:name="P18"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603dd" style:font-size-asian="10.5pt" style:font-size-complex="12pt"/>
    </style:style>
    <style:style style:name="P19"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ca44b" style:font-size-asian="10.5pt" style:font-size-complex="12pt"/>
    </style:style>
    <style:style style:name="P20"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3ebd0e" style:font-size-asian="10.5pt" style:font-size-complex="12pt"/>
    </style:style>
    <style:style style:name="P21" style:family="paragraph" style:parent-style-name="Preformatted_20_Text">
      <style:text-properties officeooo:paragraph-rsid="002603dd"/>
    </style:style>
    <style:style style:name="P22" style:family="paragraph" style:parent-style-name="Preformatted_20_Text">
      <style:text-properties officeooo:paragraph-rsid="002ca44b"/>
    </style:style>
    <style:style style:name="P23" style:family="paragraph" style:parent-style-name="Preformatted_20_Text">
      <style:text-properties officeooo:paragraph-rsid="003bff7d"/>
    </style:style>
    <style:style style:name="P24" style:family="paragraph" style:parent-style-name="Preformatted_20_Text">
      <style:text-properties officeooo:paragraph-rsid="003ebd0e"/>
    </style:style>
    <style:style style:name="P25" style:family="paragraph" style:parent-style-name="Preformatted_20_Text">
      <style:text-properties officeooo:paragraph-rsid="00411f3f"/>
    </style:style>
    <style:style style:name="P26" style:family="paragraph" style:parent-style-name="Preformatted_20_Text">
      <style:text-properties officeooo:paragraph-rsid="0041d6bc"/>
    </style:style>
    <style:style style:name="P27" style:family="paragraph" style:parent-style-name="Preformatted_20_Text">
      <style:text-properties officeooo:rsid="0023b309" officeooo:paragraph-rsid="002ca44b"/>
    </style:style>
    <style:style style:name="P28" style:family="paragraph" style:parent-style-name="Preformatted_20_Text">
      <style:text-properties officeooo:rsid="0023b309" officeooo:paragraph-rsid="003ebd0e"/>
    </style:style>
    <style:style style:name="P29" style:family="paragraph" style:parent-style-name="Preformatted_20_Text">
      <style:text-properties officeooo:rsid="00290d1c" officeooo:paragraph-rsid="002ca44b"/>
    </style:style>
    <style:style style:name="P30" style:family="paragraph" style:parent-style-name="Preformatted_20_Text">
      <style:text-properties officeooo:rsid="002603dd" officeooo:paragraph-rsid="002ca44b"/>
    </style:style>
    <style:style style:name="P31" style:family="paragraph" style:parent-style-name="Preformatted_20_Text">
      <style:text-properties officeooo:rsid="0041d6bc" officeooo:paragraph-rsid="0041d6bc"/>
    </style:style>
    <style:style style:name="P32" style:family="paragraph" style:parent-style-name="Preformatted_20_Text">
      <style:text-properties officeooo:rsid="00411f3f" officeooo:paragraph-rsid="003ebd0e"/>
    </style:style>
    <style:style style:name="P33" style:family="paragraph" style:parent-style-name="Preformatted_20_Text">
      <style:text-properties officeooo:rsid="00411f3f" officeooo:paragraph-rsid="00411f3f"/>
    </style:style>
    <style:style style:name="P34" style:family="paragraph" style:parent-style-name="Preformatted_20_Text">
      <style:text-properties officeooo:rsid="0036e094"/>
    </style:style>
    <style:style style:name="P35" style:family="paragraph" style:parent-style-name="Standard">
      <style:text-properties fo:font-variant="normal" fo:text-transform="none" fo:color="#000000" style:font-name="Arial" fo:font-size="9.75pt" fo:letter-spacing="normal" fo:language="de" fo:country="DE" fo:font-style="normal" fo:font-weight="normal" officeooo:paragraph-rsid="00476f59" style:font-size-asian="10.5pt" style:font-size-complex="12pt"/>
    </style:style>
    <style:style style:name="T1" style:family="text">
      <style:text-properties fo:font-size="26pt" officeooo:rsid="00462a6b" style:font-size-asian="22.75pt" style:font-size-complex="26pt"/>
    </style:style>
    <style:style style:name="T2" style:family="text">
      <style:text-properties officeooo:rsid="001e39e6"/>
    </style:style>
    <style:style style:name="T3" style:family="text">
      <style:text-properties officeooo:rsid="0023b309"/>
    </style:style>
    <style:style style:name="T4" style:family="text">
      <style:text-properties officeooo:rsid="0025958e"/>
    </style:style>
    <style:style style:name="T5" style:family="text">
      <style:text-properties officeooo:rsid="002603dd"/>
    </style:style>
    <style:style style:name="T6" style:family="text">
      <style:text-properties officeooo:rsid="00290d1c"/>
    </style:style>
    <style:style style:name="T7" style:family="text">
      <style:text-properties officeooo:rsid="002cd32d"/>
    </style:style>
    <style:style style:name="T8" style:family="text">
      <style:text-properties officeooo:rsid="003663d8"/>
    </style:style>
    <style:style style:name="T9" style:family="text">
      <style:text-properties officeooo:rsid="0036e094"/>
    </style:style>
    <style:style style:name="T10" style:family="text">
      <style:text-properties fo:language="de" fo:country="DE" officeooo:rsid="003a7488"/>
    </style:style>
    <style:style style:name="T11" style:family="text">
      <style:text-properties officeooo:rsid="00380b38"/>
    </style:style>
    <style:style style:name="T12" style:family="text">
      <style:text-properties officeooo:rsid="003999c9"/>
    </style:style>
    <style:style style:name="T13" style:family="text">
      <style:text-properties officeooo:rsid="003a7488"/>
    </style:style>
    <style:style style:name="T14" style:family="text">
      <style:text-properties officeooo:rsid="0040f433"/>
    </style:style>
    <style:style style:name="T15" style:family="text">
      <style:text-properties officeooo:rsid="00411f3f"/>
    </style:style>
    <style:style style:name="T16" style:family="text">
      <style:text-properties officeooo:rsid="0041d6bc"/>
    </style:style>
    <style:style style:name="T17" style:family="text">
      <style:text-properties fo:color="#ffffff" style:font-name="Cubano" fo:font-size="36pt" fo:language="de" fo:country="DE" fo:font-weight="bold" style:font-size-asian="36pt" style:font-weight-asian="bold" style:font-size-complex="36pt" style:font-weight-complex="bold"/>
    </style:style>
    <style:style style:name="T18" style:family="text">
      <style:text-properties officeooo:rsid="00476f59"/>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AnalogRead()</text:span><text:span text:style-name="T17">m Taster steue</text:span></text:h>
      <text:p text:style-name="P4"/>
      <text:section text:style-name="Sect1" text:name="magicdomid2297">
        <text:p text:style-name="P3"/>
        <text:p text:style-name="P3">Aufgabe:</text:p>
        <text:p text:style-name="P1"/>
        <text:p text:style-name="P1">Jetzt geht es darum das eben auf den Arduino übertragene Programm zu verstehen und zu verändern.<text:line-break/></text:p>
      </text:section>
      <text:section text:style-name="Sect1" text:name="magicdomid2134">
        <text:p text:style-name="P1">Dazu braucht ihr:</text:p>
      </text:section>
      <text:section text:style-name="Sect1" text:name="magicdomid2157">
        <text:p text:style-name="P1">- Das Arduinoboard</text:p>
      </text:section>
      <text:section text:style-name="Sect1" text:name="magicdomid3143">
        <text:p text:style-name="P1">- Ein Kabel, um das Bord mit Strom zu versorgen und Daten drauf zu laden</text:p>
      </text:section>
      <text:section text:style-name="Sect1" text:name="magicdomid3156">
        <text:p text:style-name="P1">- Ein Breadboard</text:p>
      </text:section>
      <text:section text:style-name="Sect1" text:name="magicdomid2269">
        <text:p text:style-name="P1">- Eine LED</text:p>
      </text:section>
      <text:section text:style-name="Sect1" text:name="magicdomid2289">
        <text:p text:style-name="P1">- Einen Widerstand</text:p>
      </text:section>
      <text:section text:style-name="Sect1" text:name="magicdomid2305">
        <text:p text:style-name="P1">- Steckkabel</text:p>
      </text:section>
      <text:section text:style-name="Sect1" text:name="magicdomid2307">
        <text:p text:style-name="P1">- Taster</text:p>
        <text:p text:style-name="P2"/>
        <text:p text:style-name="P6">Orientiert euch an der Zeichnung und baut die Schaltung auf. Es muss nicht exakt so ausseh<text:span text:style-name="T2">e</text:span>n wie auf dem Bild, <text:span text:style-name="T2">Hauptsache</text:span> die Verbindungen sind richtig.</text:p>
        <text:section text:style-name="Sect1" text:name="magicdomid5499">
          <text:p text:style-name="P14">Blinkende LEDs sind schön und gut aber bis jetzt können wir nur das Verhalten des Arduinos nur ändern, indem wir den Code ändern. Das soll sich jetzt ändern. Der Plan ist die LED erst mal langsam blinken zu lassen und beim betätigen des Tasters die Blinkfrequenz zu erhöhen. Hierfür benötigen wir den Befehl digitalRead und das if-else Konstrukt. digitalRead gibt für einen Pin an, ob er gerade HIGH oder LOW ist. Mit unserer Schaltung können wir beim drücken des Tasters Spannung an einen Pin anlegen. Dies setzt den Pinzustand auf HIGH. Der Code den wir schreiben wollen ersetzt die delays im Blink Code und sollte (umgangssprachlich ausgedrückt) folgendes tun: Wenn Taster gedrückt (Tasterpin ist HIGH) dann warte eine Kurze Zeit, wenn nicht (Tasterpin ist LOW) warte eine längere Zeit.</text:p>
          <text:p text:style-name="P17"/>
          <text:p text:style-name="P16"/>
          <text:p text:style-name="P14"/>
        </text:section>
        <text:p text:style-name="P1"/>
      </text:section>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15"/>
      <text:p text:style-name="P8"/>
      <text:p text:style-name="P21">int ledPin = 3; // choose the pin for the LED</text:p>
      <text:p text:style-name="P21">int inPin = 11; <text:s text:c="2"/>// choose the input pin (for a pushbutton)</text:p>
      <text:p text:style-name="P21">int val = 0; <text:s text:c="4"/>// variable for reading the pin status</text:p>
      <text:p text:style-name="P21"/>
      <text:p text:style-name="P21">void setup() {</text:p>
      <text:p text:style-name="P21"><text:s text:c="2"/>pinMode(ledPin, OUTPUT); <text:s/>// declare LED as output</text:p>
      <text:p text:style-name="P21"><text:s text:c="2"/>pinMode(inPin, INPUT); <text:s text:c="3"/>// declare pushbutton as input</text:p>
      <text:p text:style-name="P21">}</text:p>
      <text:p text:style-name="P21"/>
      <text:p text:style-name="P21"/>
      <text:p text:style-name="P21"><text:span text:style-name="T3">// </text:span><text:span text:style-name="T7">if-else</text:span></text:p>
      <text:p text:style-name="P21">void loop(){</text:p>
      <text:p text:style-name="P21"><text:s text:c="2"/>val = digitalRead(inPin); <text:s/>// read input value</text:p>
      <text:p text:style-name="P21"><text:s text:c="2"/>if (val == HIGH) { <text:s text:c="8"/>// check if the input is HIGH (button released)</text:p>
      <text:p text:style-name="P21"><text:s text:c="4"/>digitalWrite(ledPin, LOW); <text:s/>// turn LED OFF</text:p>
      <text:p text:style-name="P21"><text:s text:c="2"/>} else {</text:p>
      <text:p text:style-name="P21"><text:s text:c="4"/>digitalWrite(ledPin, HIGH); <text:s/>// turn LED ON</text:p>
      <text:p text:style-name="P21"><text:s text:c="2"/>}</text:p>
      <text:p text:style-name="P21">}</text:p>
      <text:p text:style-name="P21"/>
      <text:p text:style-name="P18">// <text:span text:style-name="T7">while Schleife</text:span></text:p>
      <text:p text:style-name="P22">void loop(){</text:p>
      <text:p text:style-name="P27"><text:s/></text:p>
      <text:p text:style-name="P27"><text:s text:c="2"/>while( digitalRead(inPin) == LOW ) {</text:p>
      <text:p text:style-name="P22"><text:span text:style-name="T3"><text:s text:c="4"/></text:span><text:span text:style-name="T4">delay(10);</text:span><text:span text:style-name="T3"> <text:s/></text:span></text:p>
      <text:p text:style-name="P27"><text:s text:c="2"/>}</text:p>
      <text:p text:style-name="P22"><text:span text:style-name="T3"><text:s text:c="2"/>digitalWrite(ledPin, </text:span><text:span text:style-name="T5">HIGH</text:span><text:span text:style-name="T3">); </text:span></text:p>
      <text:p text:style-name="P22"><text:span text:style-name="T3"><text:s text:c="2"/></text:span><text:span text:style-name="T6">delay(1000);</text:span></text:p>
      <text:p text:style-name="P29"><text:s text:c="2"/></text:p>
      <text:p text:style-name="P22"><text:span text:style-name="T3"><text:s text:c="2"/>while( digitalRead(inPin)</text:span><text:span text:style-name="T3"> == LOW ) {</text:span></text:p>
      <text:p text:style-name="P22"><text:span text:style-name="T3"><text:s/><text:tab/></text:span><text:span text:style-name="T4">delay(10);</text:span><text:span text:style-name="T3"><text:tab/></text:span></text:p>
      <text:p text:style-name="P27"><text:s text:c="2"/>}</text:p>
      <text:p text:style-name="P27"/>
      <text:p text:style-name="P22"><text:span text:style-name="T3"><text:s text:c="2"/></text:span><text:span text:style-name="T5">digitalWrite(ledPin, LOW);</text:span></text:p>
      <text:p text:style-name="P22"><text:span text:style-name="T5"><text:s text:c="2"/></text:span><text:span text:style-name="T6">delay(1000);</text:span><text:span text:style-name="T5"><text:tab/></text:span></text:p>
      <text:p text:style-name="P30"/>
      <text:p text:style-name="P19">}</text:p>
      <text:p text:style-name="P19"/>
      <text:p text:style-name="P19"/>
      <text:p text:style-name="P19">// <text:span text:style-name="T14">for Schleife</text:span></text:p>
      <text:p text:style-name="P24">void loop(){</text:p>
      <text:p text:style-name="P28"/>
      <text:p text:style-name="P31">gedrueckt = 0;</text:p>
      <text:p text:style-name="P32">for(int i=0;i&lt;100;i++) {</text:p>
      <text:p text:style-name="P25"><text:span text:style-name="T3"><text:s/></text:span><text:span text:style-name="T15">if(</text:span><text:span text:style-name="T3">digitalRead(inPin)</text:span><text:span text:style-name="T15"> == HIGH) {</text:span></text:p>
      <text:p text:style-name="P25"><text:span text:style-name="T15"><text:s text:c="3"/></text:span><text:span text:style-name="T16">gedrueckt = 1;</text:span></text:p>
      <text:p text:style-name="P33"><text:s/>}</text:p>
      <text:p text:style-name="P25"><text:span text:style-name="T3"><text:s/></text:span><text:span text:style-name="T4">delay(10);</text:span><text:span text:style-name="T3"> </text:span></text:p>
      <text:p text:style-name="P33">}</text:p>
      <text:p text:style-name="P28"><text:soft-page-break/></text:p>
      <text:p text:style-name="P31">if(gedrueckt == 1) {</text:p>
      <text:p text:style-name="P31"><text:s/>// tue schlaue Dinge</text:p>
      <text:p text:style-name="P31">} else {</text:p>
      <text:p text:style-name="P31"><text:s/>// mache etwas anderes</text:p>
      <text:p text:style-name="P31">}</text:p>
      <text:p text:style-name="P26"><text:span text:style-name="T3"><text:s text:c="3"/></text:span><text:span text:style-name="T6"><text:s/></text:span><text:span text:style-name="T5"><text:tab/></text:span></text:p>
      <text:p text:style-name="P20">}</text:p>
      <text:p text:style-name="P18"/>
      <text:p text:style-name="P5"/>
      <text:p text:style-name="P5">Wenn das geschafft ist, und ihr Lust habt, könnt ihr jetzt gerne Experimentieren. Warum nicht eine Ampel mit Fussgängerknopf bauen?</text:p>
      <text:p text:style-name="P5"/>
      <text:p text:style-name="Standard"/>
      <text:p text:style-name="Preformatted_20_Text">int ledPin = 3; // choose the pin for the LED</text:p>
      <text:p text:style-name="Preformatted_20_Text">int inPin = 11; <text:s text:c="2"/>// choose the input pin (for a pushbutton)</text:p>
      <text:p text:style-name="P23">volatile int <text:span text:style-name="T10">fussgaenger</text:span> = 0; <text:s text:c="4"/>// variable for reading the pin status</text:p>
      <text:p text:style-name="P34">int fussgaenger = 0;</text:p>
      <text:p text:style-name="P9"><text:line-break/><text:line-break/>void setup()<text:line-break/>{<text:line-break/>  pinMode(pin, OUTPUT);<text:line-break/>  attachInterrupt(0,<text:span text:style-name="T9">anmeldung</text:span>,<text:span text:style-name="T8">RISING</text:span>);<text:line-break/>}<text:line-break/><text:line-break/>void loop()<text:line-break/>{</text:p>
      <text:p text:style-name="P10"><text:s text:c="2"/><text:span text:style-name="T11">if(fussgaenger==1) {</text:span></text:p>
      <text:p text:style-name="P12"><text:s text:c="4"/></text:p>
      <text:p text:style-name="P10"><text:span text:style-name="T12"><text:s text:c="4"/></text:span><text:span text:style-name="T13">fussgaenger=0;</text:span></text:p>
      <text:p text:style-name="P13"><text:s/>}</text:p>
      <text:p text:style-name="P13"/>
      <text:p text:style-name="P13"/>
      <text:p text:style-name="P13"><text:s text:c="2"/></text:p>
      <text:p text:style-name="P11"><text:span text:style-name="T11"><text:s text:c="2"/></text:span><text:line-break/>}<text:line-break/><text:line-break/>void <text:span text:style-name="T9">anmeldung</text:span>()<text:line-break/>{<text:line-break/> <text:s/><text:span text:style-name="T9">fussgaenger = 1</text:span><text:line-break/>}</text:p>
      <text:p text:style-name="Standard"><text:line-break/></text:p>
      <text:p text:style-name="P35"><text:span text:style-name="T18">bla b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12:47:04</dc:date>
    <meta:editing-duration>PT4H31M26S</meta:editing-duration>
    <meta:editing-cycles>47</meta:editing-cycles>
    <meta:generator>LibreOffice/4.0.2.2$Linux_x86 LibreOffice_project/400m0$Build-2</meta:generator>
    <meta:document-statistic meta:table-count="0" meta:image-count="0" meta:object-count="0" meta:page-count="3" meta:paragraph-count="74" meta:word-count="451" meta:character-count="2746" meta:non-whitespace-character-count="2244"/>
  </office:meta>
</office:document-meta>
</file>